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7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0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1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2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3" style:family="paragraph"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4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5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6" style:family="paragraph">
      <style:paragraph-properties fo:margin-left="0cm" fo:margin-right="0cm" fo:margin-top="0.6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Fundamentos da engenharia de software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Fundamentos da Engenharia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abalhar na área de engenharia de software é sempre desafiador</text:p>
                <text:list>
                  <text:list-item>
                    <text:p>Um sistema nunca é igual ao outro</text:p>
                  </text:list-item>
                  <text:list-item>
                    <text:p>Constantes novidades tecnológicas</text:p>
                  </text:list-item>
                </text:list>
              </text:list-item>
              <text:list-item>
                <text:p>Necessários organização e muito empenho</text:p>
              </text:list-item>
              <text:list-item>
                <text:p>Objetivo: produzir um software de qualida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793cm" presentation:class="title" presentation:user-transformed="true">
          <draw:text-box>
            <text:p>Cenário do Cliente: Rede de Postos de Cole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liente: possui uma rede de postos de coleta de exames laboratoriais no Sul do país</text:p>
              </text:list-item>
              <text:list-item>
                <text:p>Sistema utilizado atualmente:</text:p>
                <text:list>
                  <text:list-item>
                    <text:p>Desktop, sem acesso à internet</text:p>
                  </text:list-item>
                  <text:list-item>
                    <text:p>Quase 15 anos de uso</text:p>
                  </text:list-item>
                  <text:list-item>
                    <text:p>Nunca foi atualizado</text:p>
                  </text:list-item>
                </text:list>
              </text:list-item>
              <text:list-item>
                <text:p>A empresa cliente pensa, agora, em atualizá-lo</text:p>
              </text:list-item>
              <text:list-item>
                <text:p>Nossa missão inicial como analista de sistemas:</text:p>
                <text:list>
                  <text:list-item>
                    <text:p>Analisar o software do possível cliente</text:p>
                  </text:list-item>
                  <text:list-item>
                    <text:p>Sugerir novas ideias para fechar um contr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5cm" presentation:class="title" presentation:user-transformed="true">
          <draw:text-box>
            <text:p>Nossa Missão: Questões Chave para a Anális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abilidade: é mais viável atualizar o sistema existente ou criar um novo?</text:p>
              </text:list-item>
              <text:list-item>
                <text:p>Tecnologias: quais as novas tecnologias que podem ser utilizadas em um novo sistema?</text:p>
              </text:list-item>
              <text:list-item>
                <text:p>Processos: quais processos deverão ser adotados para manter o software sempre atualizado?</text:p>
              </text:list-item>
              <text:list-item>
                <text:p>Profissionais: qual o perfil dos profissionais envolvidos no processo da análise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O que é Software? Definições e Elemen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ommerville (2011) define software como:</text:p>
                <text:list>
                  <text:list-item>
                    <text:p>Programas de computadores com documentação associada</text:p>
                  </text:list-item>
                  <text:list-item>
                    <text:p>Produtos desenvolvidos para um cliente específico ou mercado generalizado</text:p>
                  </text:list-item>
                </text:list>
              </text:list-item>
              <text:list-item>
                <text:p>Pressman (2016) afirma que software é:</text:p>
                <text:list>
                  <text:list-item>
                    <text:p>Produto que profissionais de TI desenvolvem e dão suporte a longo prazo</text:p>
                  </text:list-item>
                  <text:list-item>
                    <text:p>Abrange qualquer tipo de mídia eletrônica</text:p>
                  </text:list-item>
                </text:list>
              </text:list-item>
              <text:list-item>
                <text:p>Software é a união de três elementos:</text:p>
                <text:list>
                  <text:list-item>
                    <text:p>Instruções</text:p>
                  </text:list-item>
                  <text:list-item>
                    <text:p>Estruturas de dados</text:p>
                  </text:list-item>
                  <text:list-item>
                    <text:p>Documentação</text:p>
                  </text:list-item>
                </text:list>
              </text:list-item>
              <text:list-item>
                <text:p>Instruções: quando executadas, fornecem os atributos e funções desejados pelos usuári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lementos e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truturas de dados:</text:p>
                <text:list>
                  <text:list-item>
                    <text:p>Possibilitam aos programadores manipular informações</text:p>
                  </text:list-item>
                  <text:list-item>
                    <text:p>De forma mais adequada à necessidade da aplicação</text:p>
                  </text:list-item>
                </text:list>
              </text:list-item>
              <text:list-item>
                <text:p>Documentação:</text:p>
                <text:list>
                  <text:list-item>
                    <text:p>Informação descritiva do software</text:p>
                  </text:list-item>
                  <text:list-item>
                    <text:p>Detalha operação de uso dos programas</text:p>
                  </text:list-item>
                  <text:list-item>
                    <text:p>Inclui diagramas de funcionalidades</text:p>
                  </text:list-item>
                </text:list>
              </text:list-item>
              <text:list-item>
                <text:p>O software não "surgiu" do nada</text:p>
              </text:list-item>
              <text:list-item>
                <text:p>Houve um processo evolutivo que profissionais de TI devem conhec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ronologia da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écada de 1940: O Programa</text:p>
                <text:list>
                  <text:list-item>
                    <text:p>Executável, com controle total sobre o computador</text:p>
                  </text:list-item>
                  <text:list-item>
                    <text:p>Responsável por hardware (Sistema Operacional) e operações matemáticas</text:p>
                  </text:list-item>
                </text:list>
              </text:list-item>
              <text:list-item>
                <text:p>Décadas de 1950 e 1960: Sistemas Operacionais e Linguagens de Programação</text:p>
                <text:list>
                  <text:list-item>
                    <text:p>Sistemas Operacionais: controle do hardware, interface homem-máquina</text:p>
                  </text:list-item>
                  <text:list-item>
                    <text:p>Linguagens de Programação: surgimento de COBOL, LISP, ALGOL, BASIC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ronologia da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écadas de 1960 e 1970:</text:p>
                <text:list>
                  <text:list-item>
                    <text:p>Crise do Software: grande crescimento de sistemas</text:p>
                    <text:list>
                      <text:list-item>
                        <text:p>Quase não havia planejamento e controle</text:p>
                      </text:list-item>
                      <text:list-item>
                        <text:p>Desenvolvimento informal: atrasos e custos acima do orçamento</text:p>
                      </text:list-item>
                      <text:list-item>
                        <text:p>Surgiu a necessidade de criar métodos de engenharia de software</text:p>
                      </text:list-item>
                    </text:list>
                  </text:list-item>
                  <text:list-item>
                    <text:p>Paradigmas de Programação: criação do conceito de orientação a objetos</text:p>
                  </text:list-item>
                  <text:list-item>
                    <text:p>Sistemas Operacionais mais eficientes: foco na programação desktop</text:p>
                    <text:list>
                      <text:list-item>
                        <text:p><text:tab/>Surgiram MS-DOS da Microsoft e Macintosh da Ap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ronologia da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écada de 1980:</text:p>
                <text:list>
                  <text:list-item>
                    <text:p>Computador Desktop: surgimento da Microsoft e evolução dos PCs</text:p>
                  </text:list-item>
                  <text:list-item>
                    <text:p>Unix: sistemas Operacionais em rede avançam pelo mundo</text:p>
                  </text:list-item>
                  <text:list-item>
                    <text:p>Evolução da Internet: começa a despontar como meio de comunicação</text:p>
                  </text:list-item>
                </text:list>
              </text:list-item>
              <text:list-item>
                <text:p>Década de 1990:</text:p>
                <text:list>
                  <text:list-item>
                    <text:p>Internet: amplamente utilizada</text:p>
                  </text:list-item>
                  <text:list-item>
                    <text:p>Linux: surge o núcleo do futuro Linux</text:p>
                  </text:list-item>
                  <text:list-item>
                    <text:p>JAVA: nasce a linguagem JAVA, revolucionando a orientação a ob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ronologia da Evolução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écada de 2000:</text:p>
                <text:list>
                  <text:list-item>
                    <text:p>Sistemas Operacionais Gráficos:</text:p>
                    <text:list>
                      <text:list-item>
                        <text:p>Geração Windows da Microsoft (XP, Vista, 70)</text:p>
                      </text:list-item>
                      <text:list-item>
                        <text:p>Versões gráficas do LINUX</text:p>
                      </text:list-item>
                    </text:list>
                  </text:list-item>
                  <text:list-item>
                    <text:p>Internet: softwares que utilizam a web como plataforma</text:p>
                  </text:list-item>
                </text:list>
              </text:list-item>
              <text:list-item>
                <text:p>Década de 2010 e 2020:</text:p>
                <text:list>
                  <text:list-item>
                    <text:p>Computação em Nuvem: utilizada em larga escala por diversos segmentos</text:p>
                  </text:list-item>
                  <text:list-item>
                    <text:p>Aplicativos para Dispositivos Móveis: essenciais com a evolução dos dispositivos</text:p>
                  </text:list-item>
                  <text:list-item>
                    <text:p>Inteligência Artificial: utilização de algoritmos para Deep Learning e Machine Le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5cm" presentation:class="title" presentation:user-transformed="true">
          <draw:text-box>
            <text:p>Evolução das Necessidades do Cliente e a Tecnolog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9">Aumento da necessidade de melhorar softwares à medida que novas tecnologias se tornam acessíveis</text:p>
              </text:list-item>
              <text:list-item>
                <text:p text:style-name="P9">Necessidades dos clientes se alteram conforme a tecnologia é disponibilizada</text:p>
              </text:list-item>
              <text:list-item>
                <text:p text:style-name="P9">Década de 1990: empresa precisava de software e talvez um site (cartão de visitas)</text:p>
              </text:list-item>
              <text:list-item>
                <text:p text:style-name="P9">Década de 2000: empresa precisava de software com acesso à internet para recursos para clientes</text:p>
              </text:list-item>
              <text:list-item>
                <text:p text:style-name="P9">A partir de 2010: empresa precisava de software, site e aplicativo</text:p>
                <text:list>
                  <text:list-item>
                    <text:p text:style-name="P10">Serviços acessíveis por diversos dispositivos</text:p>
                  </text:list-item>
                  <text:list-item>
                    <text:p text:style-name="P10">Armazenamento da base de dados na nuvem</text:p>
                  </text:list-item>
                </text:list>
              </text:list-item>
              <text:list-item>
                <text:p text:style-name="P9">A partir de 2020: empresa já pensando em utilizar Inteligência Artificial para melhorar processos gerenci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5cm" presentation:class="title" presentation:user-transformed="true">
          <draw:text-box>
            <text:p>Software e Sistema: Diferenças e Compone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1">Software (Pressman, 2016):</text:p>
                <text:list>
                  <text:list-item>
                    <text:p text:style-name="P12">Programa de computador</text:p>
                  </text:list-item>
                  <text:list-item>
                    <text:p text:style-name="P12">Sequência lógica de instruções a serem seguidas/executadas</text:p>
                  </text:list-item>
                  <text:list-item>
                    <text:p text:style-name="P12">Manipulação de um determinado conjunto de informações</text:p>
                  </text:list-item>
                </text:list>
              </text:list-item>
              <text:list-item>
                <text:p text:style-name="P11">Sistema (Sommerville, 2011):</text:p>
                <text:list>
                  <text:list-item>
                    <text:p text:style-name="P12">Conjunto de componentes inter-relacionados</text:p>
                  </text:list-item>
                  <text:list-item>
                    <text:p text:style-name="P12">Funcionam de forma unificada para atingir um certo objetivo</text:p>
                  </text:list-item>
                  <text:list-item>
                    <text:p text:style-name="P12">Exemplos: sistema Operacional, acadêmico, bancário</text:p>
                  </text:list-item>
                </text:list>
              </text:list-item>
              <text:list-item>
                <text:p text:style-name="P11">Um sistema é formado por:</text:p>
                <text:list>
                  <text:list-item>
                    <text:p text:style-name="P12">Número de programas separados</text:p>
                  </text:list-item>
                  <text:list-item>
                    <text:p text:style-name="P12">Arquivos de configurações para eles</text:p>
                  </text:list-item>
                  <text:list-item>
                    <text:p text:style-name="P12">Documentação específica (estrutura, usuário)</text:p>
                  </text:list-item>
                </text:list>
              </text:list-item>
              <text:list-item>
                <text:p text:style-name="P11">Um sistema possui um conjunto de partes que interagem visando um objetivo comum</text:p>
                <text:list>
                  <text:list-item>
                    <text:p text:style-name="P12">É um conjunto de software, hardware e recursos huma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A Natureza Mutável do Softwar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udanças sempre ocorrerão ao longo do tempo de criação e uso de um software</text:p>
                <text:list>
                  <text:list-item>
                    <text:p>Durante o desenvolvimento</text:p>
                  </text:list-item>
                  <text:list-item>
                    <text:p>Na fase da entrega</text:p>
                  </text:list-item>
                  <text:list-item>
                    <text:p>Depois de entregue</text:p>
                  </text:list-item>
                </text:list>
              </text:list-item>
              <text:list-item>
                <text:p>Sempre há necessidade de ajustes e correções</text:p>
              </text:list-item>
              <text:list-item>
                <text:p>Pode ocorrer a necessidade de incluir novas funcionalidades</text:p>
                <text:list>
                  <text:list-item>
                    <text:p>Muitas vezes requisitadas pelo cliente</text:p>
                  </text:list-item>
                </text:list>
              </text:list-item>
              <text:list-item>
                <text:p>O software passa por uma série de manutenções</text:p>
                <text:list>
                  <text:list-item>
                    <text:p>Devido a novas solicitações do cliente</text:p>
                  </text:list-item>
                  <text:list-item>
                    <text:p>Após diversos ajustes, pode ser necessária a criação de um novo softwar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Curva de Defeitos de um Software ao Longo do Temp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urva Idealizada:</text:p>
                <text:list>
                  <text:list-item>
                    <text:p>Taxa de defeitos alta no início do desenvolvimento</text:p>
                  </text:list-item>
                  <text:list-item>
                    <text:p>Decresce com o tempo e, em seguida, estabiliza</text:p>
                  </text:list-item>
                </text:list>
              </text:list-item>
              <text:list-item>
                <text:p>Curva Real (Pressman, 2016):</text:p>
                <text:list>
                  <text:list-item>
                    <text:p>Não ocorre o comportamento idealizado</text:p>
                  </text:list-item>
                  <text:list-item>
                    <text:p>Acréscimos de funcionalidades ou correções</text:p>
                  </text:list-item>
                  <text:list-item>
                    <text:p>Mudanças introduzidas tornam o software vulnerável</text:p>
                  </text:list-item>
                  <text:list-item>
                    <text:p>Picos no gráfico representam o aumento das taxas de defeitos</text:p>
                  </text:list-item>
                </text:list>
              </text:list-item>
              <text:list-item>
                <text:p>Melhorias rápidas podem levar à negligência da documentação</text:p>
              </text:list-item>
              <text:list-item>
                <text:p>Todo o processo de mudança pode acarretar em um software mais frág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Vida Útil e Obsolescência do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l a vida útil de um software?</text:p>
                <text:list>
                  <text:list-item>
                    <text:p>Perspectiva de usabilidade pode ser longa</text:p>
                  </text:list-item>
                  <text:list-item>
                    <text:p>Pode se tornar ultrapassado se mudanças não atendem expectativas</text:p>
                  </text:list-item>
                </text:list>
              </text:list-item>
              <text:list-item>
                <text:p>Software não se desgasta como hardware (Pressman, 2016)</text:p>
                <text:list>
                  <text:list-item>
                    <text:p>Hardware é componente físico, suscetível a fatores ambientais (temperatura, poeira)</text:p>
                  </text:list-item>
                </text:list>
              </text:list-item>
              <text:list-item>
                <text:p>Todavia, softwares podem deteriorar-se com as mudanças implantadas</text:p>
              </text:list-item>
              <text:list-item>
                <text:p>Taxa de defeitos no hardware pode ser por fatores ambientais ou picos de processamento do software</text:p>
                <text:list>
                  <text:list-item>
                    <text:p>Recursos de hardware podem não suportar execu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Leis de Lehman para a Evolução de Softwa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ommerville (2011) destaca as Leis de Lehman</text:p>
                <text:list>
                  <text:list-item>
                    <text:p>Utilizadas para verificar a dinâmica da evolução dos softwares</text:p>
                  </text:list-item>
                </text:list>
              </text:list-item>
              <text:list-item>
                <text:p>Estudo realizado na década de 1980, ainda aplicável nos dias atuais</text:p>
              </text:list-item>
              <text:list-item>
                <text:p>Leis genéricas, utilizáveis em diferentes softwares com processos de:</text:p>
                <text:list>
                  <text:list-item>
                    <text:p>Tomada de decisão</text:p>
                  </text:list-item>
                  <text:list-item>
                    <text:p>Planejamento</text:p>
                  </text:list-item>
                  <text:list-item>
                    <text:p>Desenvolvimento</text:p>
                  </text:list-item>
                  <text:list-item>
                    <text:p>Manuten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Leis de Lehman: Mudança, Complexidade e Evol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1. Mudança Contínua:</text:p>
                <text:list>
                  <text:list-item>
                    <text:p>O software deve ser ininterruptamente adaptado</text:p>
                  </text:list-item>
                  <text:list-item>
                    <text:p>Caso contrário, torna-se cada vez menos eficaz</text:p>
                  </text:list-item>
                </text:list>
              </text:list-item>
              <text:list-item>
                <text:p>2. Aumento da Complexidade:</text:p>
                <text:list>
                  <text:list-item>
                    <text:p>A cada mudança, o software torna-se mais complexo</text:p>
                  </text:list-item>
                  <text:list-item>
                    <text:p>Devem ser tomadas medidas para reduzir a complexidade, mantendo a simplicidade</text:p>
                  </text:list-item>
                </text:list>
              </text:list-item>
              <text:list-item>
                <text:p>3. Evolução (Autorregulação):</text:p>
                <text:list>
                  <text:list-item>
                    <text:p>O processo de evolução de um software é autoajustável</text:p>
                  </text:list-item>
                  <text:list-item>
                    <text:p>Os atributos do sistema quase não mudam entre as versõ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Leis de Lehman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1">4. Estabilidade Organizacional:</text:p>
                <text:list>
                  <text:list-item>
                    <text:p text:style-name="P12">A evolução do software tende a ser constante na sua taxa de desenvolvimento</text:p>
                  </text:list-item>
                  <text:list-item>
                    <text:p text:style-name="P12">Independentemente dos recursos utilizados</text:p>
                  </text:list-item>
                </text:list>
              </text:list-item>
              <text:list-item>
                <text:p text:style-name="P11">5. Conservação da Familiaridade:</text:p>
                <text:list>
                  <text:list-item>
                    <text:p text:style-name="P12">Durante o uso do software em evolução, a taxa de mudanças tende a ser proporcional ao domínio da equipe</text:p>
                  </text:list-item>
                </text:list>
              </text:list-item>
              <text:list-item>
                <text:p text:style-name="P11">6. Crescimento Contínuo:</text:p>
                <text:list>
                  <text:list-item>
                    <text:p text:style-name="P12">As funcionalidades do software tendem a aumentar conforme novas versões são desenvolvidas</text:p>
                  </text:list-item>
                </text:list>
              </text:list-item>
              <text:list-item>
                <text:p text:style-name="P11">7. Declínio da Qualidade:</text:p>
                <text:list>
                  <text:list-item>
                    <text:p text:style-name="P12">Caso não haja um processo de evolução, a qualidade cairá</text:p>
                  </text:list-item>
                </text:list>
              </text:list-item>
              <text:list-item>
                <text:p text:style-name="P11">8. Sistema de Feedback:</text:p>
                <text:list>
                  <text:list-item>
                    <text:p text:style-name="P12">Os processos de manutenção agregam sistemas de feedback em múltiplos níveis e ciclos</text:p>
                  </text:list-item>
                  <text:list-item>
                    <text:p text:style-name="P12">Para obter melhorias nos processos e no produto fi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ática da Engenharia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 acordo com Sommerville (2011), a prática da engenharia de software é necessária por dois fatores:</text:p>
                <text:list>
                  <text:list-item>
                    <text:p>1. Dependência da Sociedade:</text:p>
                    <text:list>
                      <text:list-item>
                        <text:p>Cada vez mais a sociedade e os indivíduos estão dependentes dos sistemas de software</text:p>
                      </text:list-item>
                      <text:list-item>
                        <text:p>Devemos produzir softwares mais confiáveis e de forma mais econômica</text:p>
                      </text:list-item>
                    </text:list>
                  </text:list-item>
                  <text:list-item>
                    <text:p>2. Custo-Benefício a Longo Prazo:</text:p>
                    <text:list>
                      <text:list-item>
                        <text:p>É mais barato utilizar as técnicas da engenharia de software</text:p>
                      </text:list-item>
                      <text:list-item>
                        <text:p>Evitar mudanças em algo já desenvolvido</text:p>
                      </text:list-item>
                      <text:list-item>
                        <text:p>Partes do software podem ser reutilizadas em outros sistem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Engenharia de Software - Pressman, 2016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É uma tecnologia em quatro camadas</text:p>
              </text:list-item>
              <text:list-item>
                <text:p>Objetiva disciplina, adaptabilidade e agilidade</text:p>
              </text:list-item>
              <text:list-item>
                <text:p>1. Foco na Qualidade:</text:p>
                <text:list>
                  <text:list-item>
                    <text:p>Objetivo final de toda a engenharia de software</text:p>
                  </text:list-item>
                  <text:list-item>
                    <text:p>Gestão de qualidade baseada em comprometimento organizacional total</text:p>
                  </text:list-item>
                </text:list>
              </text:list-item>
              <text:list-item>
                <text:p>2. Processo:</text:p>
                <text:list>
                  <text:list-item>
                    <text:p>Base da engenharia de software</text:p>
                  </text:list-item>
                  <text:list-item>
                    <text:p>Ligação entre as demais camadas</text:p>
                  </text:list-item>
                  <text:list-item>
                    <text:p>Possibilita desenvolvimento racional e dentro dos prazos</text:p>
                  </text:list-item>
                  <text:list-item>
                    <text:p>Base para controle e gerenciamento de projetos</text:p>
                  </text:list-item>
                  <text:list-item>
                    <text:p>Produção de artefatos (modelos, documentos, relatório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(Cont.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3. Métodos:</text:p>
                <text:list>
                  <text:list-item>
                    <text:p>Fornecem as informações técnicas para o desenvolvimento do software</text:p>
                  </text:list-item>
                  <text:list-item>
                    <text:p>Envolvem uma grande quantidade de tarefas:</text:p>
                    <text:list>
                      <text:list-item>
                        <text:p>Comunicação e análise de requisitos</text:p>
                      </text:list-item>
                      <text:list-item>
                        <text:p>Modelagem de projetos e codificação</text:p>
                      </text:list-item>
                      <text:list-item>
                        <text:p>Testes e manutenção do software</text:p>
                      </text:list-item>
                    </text:list>
                  </text:list-item>
                </text:list>
              </text:list-item>
              <text:list-item>
                <text:p>4. Ferramentas:</text:p>
                <text:list>
                  <text:list-item>
                    <text:p>Possibilitam um alicerce automatizado ou semi-automatizado para o processo e métodos</text:p>
                  </text:list-item>
                  <text:list-item>
                    <text:p>Quando integradas, a informação criada pode ser usada por outra ferramenta</text:p>
                  </text:list-item>
                  <text:list-item>
                    <text:p>Estabelece suporte ao desenvolvimento de software, conhecido como Engenharia de Software Auxiliada por Computador (CAS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Categorias de Softwares - Pressman, 2016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3">1. Software de Sistema:</text:p>
                <text:list>
                  <text:list-item>
                    <text:p text:style-name="P14">Conjuntos de programas para auxiliar outros programas</text:p>
                  </text:list-item>
                  <text:list-item>
                    <text:p text:style-name="P14">Exemplos: compiladores, drivers</text:p>
                  </text:list-item>
                </text:list>
              </text:list-item>
              <text:list-item>
                <text:p text:style-name="P13">2. Software de Aplicação:</text:p>
                <text:list>
                  <text:list-item>
                    <text:p text:style-name="P14">Programas independentes para resolver problemas de negócio</text:p>
                  </text:list-item>
                  <text:list-item>
                    <text:p text:style-name="P14">Facilitam transações comerciais, decisões administrativas</text:p>
                  </text:list-item>
                  <text:list-item>
                    <text:p text:style-name="P14">Exemplos: planilhas, editores de texto, software exclusivo da empresa</text:p>
                  </text:list-item>
                </text:list>
              </text:list-item>
              <text:list-item>
                <text:p text:style-name="P13">3. Software de Engenharia/Científico:</text:p>
                <text:list>
                  <text:list-item>
                    <text:p text:style-name="P14">Facilitam entendimento e usam grandes quantidades de cálculos</text:p>
                  </text:list-item>
                  <text:list-item>
                    <text:p text:style-name="P14">Exemplos: aplicações para meteorologia, astronomia, genética</text:p>
                  </text:list-item>
                </text:list>
              </text:list-item>
              <text:list-item>
                <text:p text:style-name="P13">4. Software Embarcado:</text:p>
                <text:list>
                  <text:list-item>
                    <text:p text:style-name="P14">Programado para funcionar apenas para determinado produto</text:p>
                  </text:list-item>
                  <text:list-item>
                    <text:p text:style-name="P14">Exemplos: forno micro-ondas, geladeira, módulo de carr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(Cont.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5">5. Software para Linha de Produtos:</text:p>
                <text:list>
                  <text:list-item>
                    <text:p text:style-name="P12">Projetado para ser utilizado por diversos clientes</text:p>
                  </text:list-item>
                  <text:list-item>
                    <text:p text:style-name="P12">Concentra-se em nichos de mercado (com ou sem adaptações)</text:p>
                  </text:list-item>
                  <text:list-item>
                    <text:p text:style-name="P12">Exemplos: software contábil, software de controle de RH</text:p>
                  </text:list-item>
                </text:list>
              </text:list-item>
              <text:list-item>
                <text:p text:style-name="P15">6. Software de Aplicações Web/Aplicativos Móveis:</text:p>
                <text:list>
                  <text:list-item>
                    <text:p text:style-name="P12">Foco em dispositivos com acesso à internet</text:p>
                  </text:list-item>
                  <text:list-item>
                    <text:p text:style-name="P12">Voltados a navegadores e softwares residentes em dispositivos móveis</text:p>
                  </text:list-item>
                  <text:list-item>
                    <text:p text:style-name="P12">Exemplos: TV, celulares, tablets</text:p>
                  </text:list-item>
                </text:list>
              </text:list-item>
              <text:list-item>
                <text:p text:style-name="P15">7. Software de Inteligência Artificial:</text:p>
                <text:list>
                  <text:list-item>
                    <text:p text:style-name="P12">Utiliza algoritmos sofisticados para analisar e solucionar problemas complexos</text:p>
                  </text:list-item>
                  <text:list-item>
                    <text:p text:style-name="P12">Inclui áreas como robótica, reconhecimento de padrões (voz, imagens, sons), redes neurais</text:p>
                  </text:list-item>
                </text:list>
              </text:list-item>
              <text:list-item>
                <text:p text:style-name="P15">Software Legado (Pressman, 2016):</text:p>
                <text:list>
                  <text:list-item>
                    <text:p text:style-name="P12">Softwares antigos que continuam sendo utilizados</text:p>
                  </text:list-item>
                  <text:list-item>
                    <text:p text:style-name="P12">Apresentam baixa qualidade, muita demora e funcionalidades defasadas</text:p>
                  </text:list-item>
                  <text:list-item>
                    <text:p text:style-name="P12">Documentação deficitária ou inexistente</text:p>
                  </text:list-item>
                  <text:list-item>
                    <text:p text:style-name="P12">Processo de manutenção caro e muito demorado</text:p>
                  </text:list-item>
                  <text:list-item>
                    <text:p text:style-name="P12">Sua evolução ideal é a criação de um novo com tecnologias mais recen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incípios da Análise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undamentam-se na necessidade de realizar estudos de processos</text:p>
                <text:list>
                  <text:list-item>
                    <text:p>Para encontrar a melhor solução para a criação de um sistema</text:p>
                  </text:list-item>
                </text:list>
              </text:list-item>
              <text:list-item>
                <text:p>Roth, Dennis e Wixom (2014): análise de sistemas baseia-se em</text:p>
                <text:list>
                  <text:list-item>
                    <text:p>Métodos e técnicas de investigação e especificação</text:p>
                  </text:list-item>
                  <text:list-item>
                    <text:p>Para encontrar a melhor solução para problemas ou necessidades computacionais</text:p>
                  </text:list-item>
                  <text:list-item>
                    <text:p>A partir das funcionalidades levantadas pelo analista de sistemas</text:p>
                  </text:list-item>
                </text:list>
              </text:list-item>
              <text:list-item>
                <text:p>Problemas ao não adotar técnicas de engenharia de software na análise (Engholm Jr., 2010):</text:p>
                <text:list>
                  <text:list-item>
                    <text:p>Softwares com manutenção muito onerosa e demorada</text:p>
                  </text:list-item>
                  <text:list-item>
                    <text:p>Falta de padronização na documentação</text:p>
                  </text:list-item>
                  <text:list-item>
                    <text:p>Falta de controle na sequência do que deve ser realizado</text:p>
                  </text:list-item>
                  <text:list-item>
                    <text:p>Previsões imprecisas de prazo de entrega e preço fi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Fases dos Processos da Análise de Sistema (Pressman, 2005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6">1. Análise:</text:p>
                <text:list>
                  <text:list-item>
                    <text:p text:style-name="P12">Estudos para especificação do software</text:p>
                  </text:list-item>
                  <text:list-item>
                    <text:p text:style-name="P12">Verificação de viabilidade (custo-benefício)</text:p>
                  </text:list-item>
                  <text:list-item>
                    <text:p text:style-name="P12">Definição de funcionalidades e escopo</text:p>
                  </text:list-item>
                  <text:list-item>
                    <text:p text:style-name="P12">Alocação de recursos e orçamento</text:p>
                  </text:list-item>
                </text:list>
              </text:list-item>
              <text:list-item>
                <text:p text:style-name="P16">2. Projeto:</text:p>
                <text:list>
                  <text:list-item>
                    <text:p text:style-name="P12">Definição lógica do software</text:p>
                  </text:list-item>
                  <text:list-item>
                    <text:p text:style-name="P12">Elaboração de layouts de telas e relatórios</text:p>
                  </text:list-item>
                  <text:list-item>
                    <text:p text:style-name="P12">Criação de estrutura de banco de dados e diagramas gráficos</text:p>
                  </text:list-item>
                </text:list>
              </text:list-item>
              <text:list-item>
                <text:p text:style-name="P16">3. Implementação:</text:p>
                <text:list>
                  <text:list-item>
                    <text:p text:style-name="P12">Codificação do software</text:p>
                  </text:list-item>
                  <text:list-item>
                    <text:p text:style-name="P12">Uso de linguagem de programação definida na fase de análise</text:p>
                  </text:list-item>
                </text:list>
              </text:list-item>
              <text:list-item>
                <text:p text:style-name="P16">4. Testes:</text:p>
                <text:list>
                  <text:list-item>
                    <text:p text:style-name="P12">Objetivo: procura de erros</text:p>
                  </text:list-item>
                  <text:list-item>
                    <text:p text:style-name="P12">Realização de procedimentos que verificam funcionalidades codificad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(Cont.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5. Documentação:</text:p>
                <text:list>
                  <text:list-item>
                    <text:p>Documentar todos os processos e diagramas</text:p>
                  </text:list-item>
                  <text:list-item>
                    <text:p>Ferramenta de comunicação entre pessoas envolvidas</text:p>
                  </text:list-item>
                  <text:list-item>
                    <text:p>Parte do contrato entre as partes interessadas</text:p>
                  </text:list-item>
                </text:list>
              </text:list-item>
              <text:list-item>
                <text:p>6. Manutenção:</text:p>
                <text:list>
                  <text:list-item>
                    <text:p>Acompanhamento do software após implantação</text:p>
                  </text:list-item>
                  <text:list-item>
                    <text:p>Visando registrar e corrigir falhas</text:p>
                  </text:list-item>
                  <text:list-item>
                    <text:p>Propor melhorias ou incluir novas funcionalidades</text:p>
                  </text:list-item>
                </text:list>
              </text:list-item>
              <text:list-item>
                <text:p>Processo de Homologação:</text:p>
                <text:list>
                  <text:list-item>
                    <text:p>Aceite oficial do cliente para validar documentos gerados</text:p>
                  </text:list-item>
                  <text:list-item>
                    <text:p>Alterações após aprovação implicam em mudanças de custos e atras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O Papel do Analista de Sistemas: Funções e Responsabilidad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ssui um papel fundamental nos processos da engenharia de software (Sommerville, 2011)</text:p>
              </text:list-item>
              <text:list-item>
                <text:p>Responsável por atividades da análise de sistema, como:</text:p>
                <text:list>
                  <text:list-item>
                    <text:p>Pesquisas e planejamentos</text:p>
                  </text:list-item>
                  <text:list-item>
                    <text:p>Coordenação de equipes de desenvolvimento</text:p>
                  </text:list-item>
                  <text:list-item>
                    <text:p>Recomendação de alternativas de software</text:p>
                  </text:list-item>
                </text:list>
              </text:list-item>
              <text:list-item>
                <text:p>Suas tarefas incluem a criação, implementação e implantação de um software</text:p>
                <text:list>
                  <text:list-item>
                    <text:p>Descobrir o que um sistema deverá fazer</text:p>
                  </text:list-item>
                  <text:list-item>
                    <text:p>Entender e avaliar as necessidades e expectativas de cada usuário</text:p>
                  </text:list-item>
                  <text:list-item>
                    <text:p>Organizar, especificar e documentar essas necessidad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O Analista de Sistemas: Habilidades e Atribuições Chav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lmasri e Navathe (2011): desenvolve especificações e funcionalidades, customizando soluções</text:p>
                <text:list>
                  <text:list-item>
                    <text:p>Precisa conhecer um pouco de cada área de negócio</text:p>
                  </text:list-item>
                  <text:list-item>
                    <text:p>Proatividade para buscar conhecimento sobre a área do software</text:p>
                  </text:list-item>
                </text:list>
              </text:list-item>
              <text:list-item>
                <text:p>Uma característica importante é ter uma boa visão empresarial</text:p>
                <text:list>
                  <text:list-item>
                    <text:p>Para ajudar nos processos gerenciais da produção do software</text:p>
                  </text:list-item>
                </text:list>
              </text:list-item>
              <text:list-item>
                <text:p>Habilidades desejáveis:</text:p>
                <text:list>
                  <text:list-item>
                    <text:p>Conhecimento tecnológico atualizado</text:p>
                  </text:list-item>
                  <text:list-item>
                    <text:p>Organização e método</text:p>
                  </text:list-item>
                  <text:list-item>
                    <text:p>Visão gerencial</text:p>
                  </text:list-item>
                  <text:list-item>
                    <text:p>Ótimo relacionamento interpessoal</text:p>
                  </text:list-item>
                </text:list>
              </text:list-item>
              <text:list-item>
                <text:p>É a "ponte" entre programadores e usuários finais</text:p>
                <text:list>
                  <text:list-item>
                    <text:p>Interpreta anseios dos usuários</text:p>
                  </text:list-item>
                  <text:list-item>
                    <text:p>Sabe o que é viável para desenvolvimen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Atribuições Detalhadas do Analista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5">Interagir com clientes e usuários finais</text:p>
              </text:list-item>
              <text:list-item>
                <text:p text:style-name="P15">Analisar custos e verificar a viabilidade do projeto</text:p>
              </text:list-item>
              <text:list-item>
                <text:p text:style-name="P15">Levantar informações através de entrevistas e requisitos</text:p>
              </text:list-item>
              <text:list-item>
                <text:p text:style-name="P15">Criar a modelagem do software</text:p>
              </text:list-item>
              <text:list-item>
                <text:p text:style-name="P15">Orientar programadores e acompanhar o desenvolvimento</text:p>
              </text:list-item>
              <text:list-item>
                <text:p text:style-name="P15">Acompanhar e executar testes</text:p>
              </text:list-item>
              <text:list-item>
                <text:p text:style-name="P15">Preparar e acompanhar documentação</text:p>
              </text:list-item>
              <text:list-item>
                <text:p text:style-name="P15">Gerenciar eventuais mudanças no projeto</text:p>
              </text:list-item>
              <text:list-item>
                <text:p text:style-name="P15">Determinar padrões de desenvolvimento</text:p>
              </text:list-item>
              <text:list-item>
                <text:p text:style-name="P15">Garantir a qualidade final e conformidade com o solicitado</text:p>
              </text:list-item>
              <text:list-item>
                <text:p text:style-name="P15">Realizar monitoramento e auditorias</text:p>
              </text:list-item>
              <text:list-item>
                <text:p text:style-name="P15">Planejar e aplicar treinamentos para o uso do software</text:p>
              </text:list-item>
              <text:list-item>
                <text:p text:style-name="P15">Implantar o software, acompanhando adaptação e integração</text:p>
              </text:list-item>
              <text:list-item>
                <text:p text:style-name="P15">Proporcionar consultoria técnica</text:p>
              </text:list-item>
              <text:list-item>
                <text:p text:style-name="P15">Pesquisar novas tecnologias e buscar especializaç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Solução para o Cliente Laboratorial: Viabilidade e Tecnologia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Viabilidade: É mais viável criar um novo sistema</text:p>
                <text:list>
                  <text:list-item>
                    <text:p>O software atual é legado e limitado ao ambiente desktop</text:p>
                  </text:list-item>
                  <text:list-item>
                    <text:p>Não é projetado para funcionar com recursos da internet</text:p>
                  </text:list-item>
                  <text:list-item>
                    <text:p>Empresa com filiais necessita de um sistema central integrado via internet</text:p>
                  </text:list-item>
                  <text:list-item>
                    <text:p>Não é viável usar o sistema legado, mesmo sem avaliar funcionalidades</text:p>
                  </text:list-item>
                  <text:list-item>
                    <text:p>Necessidade de propor um novo sistema que suporte transações online</text:p>
                  </text:list-item>
                </text:list>
              </text:list-item>
              <text:list-item>
                <text:p>Tecnologias a serem utilizadas:</text:p>
                <text:list>
                  <text:list-item>
                    <text:p>Trabalho de investigação necessário (visitar unidade, acompanhar coleta, verificar entrega de resultados)</text:p>
                  </text:list-item>
                  <text:list-item>
                    <text:p>Descobrir linguagem e funcionamento do banco de dados</text:p>
                  </text:list-item>
                  <text:list-item>
                    <text:p>Criação de um site e de um aplicativo que permitam:</text:p>
                    <text:list>
                      <text:list-item>
                        <text:p>Marcar exame e agendar coleta em casa</text:p>
                      </text:list-item>
                      <text:list-item>
                        <text:p>Acompanhar análise e visualizar/imprimir result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5cm" presentation:class="title" presentation:user-transformed="true">
          <draw:text-box>
            <text:p>Solução para o Cliente (Cont.): Armazenamento, Linguagem e Process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Tecnologias a serem utilizadas (Cont.):</text:p>
                <text:list>
                  <text:list-item>
                    <text:p>Armazenamento do banco de dados em nuvem</text:p>
                    <text:list>
                      <text:list-item>
                        <text:p>Consultar grandes players (Amazon, Google, Microsoft) para custos</text:p>
                      </text:list-item>
                    </text:list>
                  </text:list-item>
                  <text:list-item>
                    <text:p>Utilização da linguagem JAVA como sugestão</text:p>
                    <text:list>
                      <text:list-item>
                        <text:p>Para diminuir os custos para o cliente</text:p>
                      </text:list-item>
                    </text:list>
                  </text:list-item>
                </text:list>
              </text:list-item>
              <text:list-item>
                <text:p>Perfil dos Profissionais Envolvidos:</text:p>
                <text:list>
                  <text:list-item>
                    <text:p>Equipe de desenvolvimento deve ter analistas de sistemas com as seguintes habilidades:</text:p>
                    <text:list>
                      <text:list-item>
                        <text:p>Conhecimento tecnológico atualizado</text:p>
                      </text:list-item>
                      <text:list-item>
                        <text:p>Organização e método</text:p>
                      </text:list-item>
                      <text:list-item>
                        <text:p>Visão gerencial</text:p>
                      </text:list-item>
                      <text:list-item>
                        <text:p>Ótimo relacionamento interpessoal</text:p>
                      </text:list-item>
                    </text:list>
                  </text:list-item>
                </text:list>
              </text:list-item>
              <text:list-item>
                <text:p>Processos para Manter o Software Sempre Atualizado:</text:p>
                <text:list>
                  <text:list-item>
                    <text:p>Adotar métodos de engenharia de software</text:p>
                  </text:list-item>
                  <text:list-item>
                    <text:p>Manter um processo contínuo de manutenção para registrar falhas, propor melhorias e incluir funcionalidades</text:p>
                  </text:list-item>
                  <text:list-item>
                    <text:p>Gerenciar eventuais mudanças (ex: uso de códigos de barras, QR-Cod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2T21:28:23.563755317</dc:date>
    <meta:editing-duration>P2DT5H28M</meta:editing-duration>
    <meta:editing-cycles>304</meta:editing-cycles>
    <meta:generator>LibreOffice/25.2.3.2$Linux_X86_64 LibreOffice_project/520$Build-2</meta:generator>
    <dc:creator>Eduardo Furlan Miranda</dc:creator>
    <meta:document-statistic meta:object-count="15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